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ingAverage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“Title”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ire/V²</text:p>
          </table:table-cell>
        </table:table-row>
        <table:table-row table:style-name="ro1">
          <table:table-cell office:value-type="string" calcext:value-type="string">
            <text:p>“Originale”</text:p>
          </table:table-cell>
          <table:table-cell office:value-type="float" office:value="10.9478" calcext:value-type="float">
            <text:p>10.9478</text:p>
          </table:table-cell>
          <table:table-cell table:formula="of:=[.B2]/5" office:value-type="float" office:value="2.18956" calcext:value-type="float">
            <text:p>2.18956</text:p>
          </table:table-cell>
          <table:table-cell office:value-type="float" office:value="4.80065" calcext:value-type="float">
            <text:p>4.80065</text:p>
          </table:table-cell>
          <table:table-cell table:formula="of:=[.D2]/([.C2]*[.C2])" office:value-type="float" office:value="1.00135101641277" calcext:value-type="float">
            <text:p>1.00135101641277</text:p>
          </table:table-cell>
        </table:table-row>
        <table:table-row table:style-name="ro1">
          <table:table-cell office:value-type="string" calcext:value-type="string">
            <text:p>“L = 62,5”</text:p>
          </table:table-cell>
          <table:table-cell office:value-type="float" office:value="8.61528" calcext:value-type="float">
            <text:p>8.61528</text:p>
          </table:table-cell>
          <table:table-cell table:formula="of:=[.B3]/5" office:value-type="float" office:value="1.723056" calcext:value-type="float">
            <text:p>1.723056</text:p>
          </table:table-cell>
          <table:table-cell office:value-type="float" office:value="4.6717" calcext:value-type="float">
            <text:p>4.6717</text:p>
          </table:table-cell>
          <table:table-cell table:formula="of:=[.D3]/([.C3]*[.C3])" office:value-type="float" office:value="1.5735341086193" calcext:value-type="float">
            <text:p>1.5735341086193</text:p>
          </table:table-cell>
        </table:table-row>
        <table:table-row table:style-name="ro1">
          <table:table-cell office:value-type="string" calcext:value-type="string">
            <text:p>“L = 125”</text:p>
          </table:table-cell>
          <table:table-cell office:value-type="float" office:value="6.90939" calcext:value-type="float">
            <text:p>6.90939</text:p>
          </table:table-cell>
          <table:table-cell table:formula="of:=[.B4]/5" office:value-type="float" office:value="1.381878" calcext:value-type="float">
            <text:p>1.381878</text:p>
          </table:table-cell>
          <table:table-cell office:value-type="float" office:value="4.4895" calcext:value-type="float">
            <text:p>4.4895</text:p>
          </table:table-cell>
          <table:table-cell table:formula="of:=[.D4]/([.C4]*[.C4])" office:value-type="float" office:value="2.35103216246336" calcext:value-type="float">
            <text:p>2.35103216246336</text:p>
          </table:table-cell>
        </table:table-row>
        <table:table-row table:style-name="ro1">
          <table:table-cell office:value-type="string" calcext:value-type="string">
            <text:p>“L = 250”</text:p>
          </table:table-cell>
          <table:table-cell office:value-type="float" office:value="5.14001" calcext:value-type="float">
            <text:p>5.14001</text:p>
          </table:table-cell>
          <table:table-cell table:formula="of:=[.B5]/5" office:value-type="float" office:value="1.028002" calcext:value-type="float">
            <text:p>1.028002</text:p>
          </table:table-cell>
          <table:table-cell office:value-type="float" office:value="4.11578" calcext:value-type="float">
            <text:p>4.11578</text:p>
          </table:table-cell>
          <table:table-cell table:formula="of:=[.D5]/([.C5]*[.C5])" office:value-type="float" office:value="3.89461231939409" calcext:value-type="float">
            <text:p>3.89461231939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0T11:46:33.785684261</dc:date>
    <meta:editing-duration>PT6M19S</meta:editing-duration>
    <meta:editing-cycles>1</meta:editing-cycles>
    <meta:generator>LibreOffice/5.4.6.2$Linux_X86_64 LibreOffice_project/40m0$Build-2</meta:generator>
    <meta:document-statistic meta:table-count="1" meta:cell-count="25" meta:object-count="0"/>
  </office:meta>
</office:document-meta>
</file>